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1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465a4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gr1" style:family="graphic" style:parent-style-name="Default">
      <style:graphic-properties draw:fill-color="#81d41a" draw:textarea-horizontal-align="justify" draw:textarea-vertical-align="middle" draw:auto-grow-height="false" fo:min-height="1.007cm" fo:min-width="10.001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2" style:family="graphic" style:parent-style-name="Default">
      <style:graphic-properties draw:textarea-horizontal-align="justify" draw:textarea-vertical-align="middle" draw:auto-grow-height="false" fo:min-height="1.007cm" fo:min-width="11.616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3" style:family="graphic" style:parent-style-name="Default">
      <style:graphic-properties draw:fill-color="#81d41a" draw:textarea-horizontal-align="justify" draw:textarea-vertical-align="middle" draw:auto-grow-height="false" fo:min-height="1.007cm" fo:min-width="18.453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4" style:family="graphic" style:parent-style-name="Default">
      <style:graphic-properties draw:textarea-horizontal-align="justify" draw:textarea-vertical-align="middle" draw:auto-grow-height="false" fo:min-height="1.007cm" fo:min-width="13.416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5" style:family="graphic" style:parent-style-name="Default">
      <style:graphic-properties draw:fill-color="#81d41a" draw:textarea-horizontal-align="justify" draw:textarea-vertical-align="middle" draw:auto-grow-height="false" fo:min-height="1.007cm" fo:min-width="11.688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6" style:family="graphic" style:parent-style-name="Default">
      <style:graphic-properties draw:textarea-horizontal-align="justify" draw:textarea-vertical-align="middle" draw:auto-grow-height="false" fo:min-height="1.007cm" fo:min-width="15.071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7" style:family="graphic" style:parent-style-name="Default">
      <style:graphic-properties draw:textarea-horizontal-align="justify" draw:textarea-vertical-align="middle" draw:auto-grow-height="false" fo:min-height="1.007cm" fo:min-width="16.834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8" style:family="graphic" style:parent-style-name="Default">
      <style:graphic-properties draw:fill-color="#81d41a" draw:textarea-horizontal-align="justify" draw:textarea-vertical-align="middle" draw:auto-grow-height="false" fo:min-height="1.007cm" fo:min-width="6.561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9" style:family="graphic" style:parent-style-name="Default">
      <style:graphic-properties draw:textarea-horizontal-align="justify" draw:textarea-vertical-align="middle" draw:auto-grow-height="false" fo:min-height="1.007cm" fo:min-width="11.652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10" style:family="graphic" style:parent-style-name="Default">
      <style:graphic-properties draw:textarea-horizontal-align="justify" draw:textarea-vertical-align="middle" draw:auto-grow-height="false" fo:min-height="1.007cm" fo:min-width="8.198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11" style:family="graphic" style:parent-style-name="Default">
      <style:graphic-properties draw:textarea-horizontal-align="justify" draw:textarea-vertical-align="middle" draw:auto-grow-height="false" fo:min-height="1.007cm" fo:min-width="13.38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12" style:family="graphic" style:parent-style-name="Default">
      <style:graphic-properties draw:textarea-horizontal-align="justify" draw:textarea-vertical-align="middle" draw:auto-grow-height="false" fo:min-height="1.007cm" fo:min-width="13.398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13" style:family="graphic" style:parent-style-name="Default">
      <style:graphic-properties draw:textarea-horizontal-align="justify" draw:textarea-vertical-align="middle" draw:auto-grow-height="false" fo:min-height="1.007cm" fo:min-width="6.489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14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8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9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1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2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3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4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5" style:family="graphic" style:parent-style-name="Default">
      <style:graphic-properties draw:stroke="solid" svg:stroke-width="0.081cm" svg:stroke-color="#ffbf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-color="#81d41a"/>
      <style:paragraph-properties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number-columns-repeated="69" table:default-cell-style-name="ce6"/>
        <table:table-column table:style-name="co1" table:number-columns-repeated="952" table:default-cell-style-name="ce4"/>
        <table:table-column table:style-name="co3" table:number-columns-repeated="1536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964"/>
          <table:table-cell table:style-name="ce4" table:number-columns-repeated="1536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>
            <draw:custom-shape draw:z-index="0" draw:name="Фигура 1" draw:style-name="gr1" draw:text-style-name="P2" xml:id="id8" draw:id="id8" svg:width="10.001cm" svg:height="1.007cm" svg:x="0.024cm" svg:y="0.004cm">
              <text:p text:style-name="P1">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>
            <draw:custom-shape draw:z-index="4" draw:name="Фигура 3" draw:style-name="gr2" draw:text-style-name="P3" xml:id="id11" draw:id="id11" svg:width="11.616cm" svg:height="1.007cm" svg:x="0.021cm" svg:y="0.004cm">
              <text:p text:style-name="P1">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8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>
            <draw:custom-shape draw:z-index="1" draw:name="Фигура 2" draw:style-name="gr3" draw:text-style-name="P2" xml:id="id13" draw:id="id13" svg:width="18.453cm" svg:height="1.007cm" svg:x="0.024cm" svg:y="0.006cm">
              <text:p text:style-name="P1">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"/>
          <table:table-cell>
            <draw:custom-shape draw:z-index="6" draw:name="Фигура 5" draw:style-name="gr4" draw:text-style-name="P3" xml:id="id9" draw:id="id9" svg:width="13.416cm" svg:height="1.007cm" svg:x="0.018cm" svg:y="0.08cm">
              <text:p text:style-name="P1">5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3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>
            <draw:custom-shape draw:z-index="2" draw:name="Фигура 6" draw:style-name="gr5" draw:text-style-name="P2" xml:id="id5" draw:id="id5" svg:width="11.688cm" svg:height="1.007cm" svg:x="0.024cm" svg:y="0.105cm">
              <text:p text:style-name="P1">6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"/>
          <table:table-cell>
            <draw:custom-shape draw:z-index="7" draw:name="Фигура 7" draw:style-name="gr6" draw:text-style-name="P3" xml:id="id6" draw:id="id6" svg:width="15.071cm" svg:height="1.007cm" svg:x="0.019cm" svg:y="0.105cm">
              <text:p text:style-name="P1">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7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  <table:table-cell>
            <draw:custom-shape draw:z-index="8" draw:name="Фигура 8" draw:style-name="gr7" draw:text-style-name="P3" xml:id="id12" draw:id="id12" svg:width="16.834cm" svg:height="1.007cm" svg:x="0.019cm" svg:y="0.108cm">
              <text:p text:style-name="P1">8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7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1; 2</text:p>
          </table:table-cell>
          <table:table-cell>
            <draw:custom-shape draw:z-index="3" draw:name="Фигура 9" draw:style-name="gr8" draw:text-style-name="P2" xml:id="id3" draw:id="id3" svg:width="6.561cm" svg:height="1.007cm" svg:x="0.024cm" svg:y="0.077cm">
              <text:p text:style-name="P1">9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draw:z-index="9" draw:name="Фигура 10" draw:style-name="gr9" draw:text-style-name="P3" xml:id="id4" draw:id="id4" svg:width="11.652cm" svg:height="1.007cm" svg:x="0.021cm" svg:y="0.077cm">
              <text:p text:style-name="P1">1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>
            <draw:custom-shape draw:z-index="11" draw:name="Фигура 12" draw:style-name="gr10" draw:text-style-name="P3" xml:id="id1" draw:id="id1" svg:width="8.198cm" svg:height="1.007cm" svg:x="0.072cm" svg:y="0.166cm">
              <text:p text:style-name="P1">12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12" draw:name="Фигура 13" draw:style-name="gr11" draw:text-style-name="P3" xml:id="id2" draw:id="id2" svg:width="13.38cm" svg:height="1.007cm" svg:x="0.016cm" svg:y="0.077cm">
              <text:p text:style-name="P1">1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>
            <draw:custom-shape draw:z-index="10" draw:name="Фигура 11" draw:style-name="gr12" draw:text-style-name="P3" xml:id="id7" draw:id="id7" svg:width="13.398cm" svg:height="1.007cm" svg:x="0.021cm" svg:y="0.08cm">
              <text:p text:style-name="P1">1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2"/>
          <table:table-cell>
            <draw:custom-shape draw:z-index="13" draw:name="Фигура 14" draw:style-name="gr10" draw:text-style-name="P3" xml:id="id10" draw:id="id10" svg:width="8.198cm" svg:height="1.007cm" svg:x="0.016cm" svg:y="0.08cm">
              <text:p text:style-name="P1">1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1"/>
          <table:table-cell>
            <draw:custom-shape draw:z-index="5" draw:name="Фигура 4" draw:style-name="gr13" draw:text-style-name="P3" xml:id="id14" draw:id="id14" svg:width="6.489cm" svg:height="1.007cm" svg:x="0.127cm" svg:y="0.183cm">
              <text:p text:style-name="P1">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3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2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5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5"/>
          <table:table-cell>
            <draw:connector draw:z-index="17" draw:style-name="gr14" draw:text-style-name="P4" draw:type="line" svg:x1="3.143cm" svg:y1="-6.634cm" svg:x2="3.435cm" svg:y2="-6.723cm" draw:start-shape="id1" draw:start-glue-point="1" draw:end-shape="id2" svg:d="M36205 6860l292-89" svg:viewBox="0 0 293 90">
              <text:p/>
            </draw:connector>
          </table:table-cell>
          <table:table-cell table:number-columns-repeated="9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10; 11</text:p>
          </table:table-cell>
          <table:table-cell table:number-columns-repeated="2"/>
          <table:table-cell table:style-name="ce7" office:value-type="string" calcext:value-type="string">
            <text:p>Ответ: 6</text:p>
          </table:table-cell>
          <table:table-cell/>
          <table:table-cell>
            <draw:connector draw:z-index="24" draw:style-name="gr15" draw:text-style-name="P4" draw:type="line" svg:x1="-0.252cm" svg:y1="-7.94cm" svg:x2="0.021cm" svg:y2="-7.94cm" draw:start-shape="id3" draw:start-glue-point="1" draw:end-shape="id4" draw:end-glue-point="3" svg:d="M14009 6771h273" svg:viewBox="0 0 274 1">
              <text:p/>
            </draw:connector>
          </table:table-cell>
          <table:table-cell>
            <draw:connector draw:z-index="20" draw:style-name="gr16" draw:text-style-name="P4" draw:type="line" svg:x1="3.166cm" svg:y1="-10.346cm" svg:x2="3.438cm" svg:y2="-10.346cm" draw:start-shape="id5" draw:end-shape="id6" draw:end-glue-point="3" svg:d="M19136 4365h272" svg:viewBox="0 0 273 1">
              <text:p/>
            </draw:connector>
          </table:table-cell>
          <table:table-cell>
            <draw:connector draw:z-index="23" draw:style-name="gr17" draw:text-style-name="P4" draw:type="line" svg:x1="-3.67cm" svg:y1="-7.94cm" svg:x2="-3.397cm" svg:y2="-6.72cm" draw:start-shape="id3" draw:start-glue-point="1" draw:end-shape="id7" draw:end-glue-point="3" svg:d="M14009 6771l273 1220" svg:viewBox="0 0 274 1221">
              <text:p/>
            </draw:connector>
          </table:table-cell>
          <table:table-cell table:number-columns-repeated="2"/>
          <table:table-cell>
            <draw:connector draw:z-index="21" draw:style-name="gr18" draw:text-style-name="P4" draw:type="line" svg:x1="3.127cm" svg:y1="-7.94cm" svg:x2="5.2cm" svg:y2="-7.851cm" draw:start-shape="id4" draw:start-glue-point="1" draw:end-shape="id1" draw:end-glue-point="3" svg:d="M25934 6771l2073 89" svg:viewBox="0 0 2074 90">
              <text:p/>
            </draw:connector>
          </table:table-cell>
          <table:table-cell>
            <draw:connector draw:z-index="14" draw:style-name="gr19" draw:text-style-name="P4" draw:type="line" svg:x1="-7.067cm" svg:y1="-12.881cm" svg:x2="1.728cm" svg:y2="-11.588cm" draw:start-shape="id8" draw:start-glue-point="1" draw:end-shape="id9" draw:end-glue-point="3" svg:d="M17449 1830l8795 1293" svg:viewBox="0 0 8796 1294">
              <text:p/>
            </draw:connector>
          </table:table-cell>
          <table:table-cell table:number-columns-repeated="5"/>
          <table:table-cell>
            <draw:connector draw:z-index="25" draw:style-name="gr20" draw:text-style-name="P4" draw:type="line" svg:x1="1.433cm" svg:y1="-7.851cm" svg:x2="1.725cm" svg:y2="-6.72cm" draw:start-shape="id1" draw:start-glue-point="1" draw:end-shape="id10" draw:end-glue-point="3" svg:d="M36205 6860l292 1131" svg:viewBox="0 0 293 1132">
              <text:p/>
            </draw:connector>
          </table:table-cell>
          <table:table-cell table:number-columns-repeated="8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5"/>
          <table:table-cell>
            <draw:connector draw:z-index="19" draw:style-name="gr21" draw:text-style-name="P4" draw:type="line" svg:x1="1.479cm" svg:y1="-14.098cm" svg:x2="1.73cm" svg:y2="-14.098cm" draw:start-shape="id8" draw:start-glue-point="1" draw:end-shape="id11" draw:end-glue-point="3" svg:d="M17449 1830h251" svg:viewBox="0 0 252 1">
              <text:p/>
            </draw:connector>
          </table:table-cell>
          <table:table-cell/>
          <table:table-cell>
            <draw:connector draw:z-index="22" draw:style-name="gr22" draw:text-style-name="P4" draw:type="line" svg:x1="-0.253cm" svg:y1="-11.563cm" svg:x2="0.019cm" svg:y2="-10.343cm" draw:start-shape="id5" draw:start-glue-point="1" draw:end-shape="id12" draw:end-glue-point="3" svg:d="M19136 4365l272 1220" svg:viewBox="0 0 273 1221">
              <text:p/>
            </draw:connector>
          </table:table-cell>
          <table:table-cell table:number-columns-repeated="5"/>
          <table:table-cell>
            <draw:connector draw:z-index="15" draw:style-name="gr23" draw:text-style-name="P4" draw:type="line" svg:x1="-3.743cm" svg:y1="-12.879cm" svg:x2="-3.4cm" svg:y2="-12.805cm" draw:start-shape="id13" draw:start-glue-point="1" draw:end-shape="id9" draw:end-glue-point="3" svg:d="M25901 3049l343 74" svg:viewBox="0 0 344 75">
              <text:p/>
            </draw:connector>
          </table:table-cell>
          <table:table-cell>
            <draw:connector draw:z-index="16" draw:style-name="gr24" draw:text-style-name="P4" draw:type="line" svg:x1="-3.673cm" svg:y1="-7.937cm" svg:x2="-3.346cm" svg:y2="-9.068cm" draw:start-shape="id7" draw:end-shape="id1" draw:end-glue-point="3" svg:d="M27680 7991l327-1131" svg:viewBox="0 0 328 1132">
              <text:p/>
            </draw:connector>
          </table:table-cell>
          <table:table-cell table:number-columns-repeated="10"/>
          <table:table-cell table:style-name="ce9"/>
          <table:table-cell table:number-columns-repeated="995"/>
          <table:table-cell table:style-name="ce4" table:number-columns-repeated="1536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7"/>
          <table:table-cell>
            <draw:connector draw:z-index="18" draw:style-name="gr25" draw:text-style-name="P4" draw:type="line" svg:x1="6.512cm" svg:y1="-14.096cm" svg:x2="6.964cm" svg:y2="-7.834cm" draw:start-shape="id13" draw:start-glue-point="1" draw:end-shape="id14" draw:end-glue-point="3" svg:d="M25901 3049l452 6262" svg:viewBox="0 0 453 6263">
              <text:p/>
            </draw:connector>
          </table:table-cell>
          <table:table-cell table:number-columns-repeated="1013"/>
          <table:table-cell table:style-name="ce4" table:number-columns-repeated="15360"/>
        </table:table-row>
        <table:table-row table:style-name="ro3" table:number-rows-repeated="1048560">
          <table:table-cell table:number-columns-repeated="1024"/>
          <table:table-cell table:style-name="ce4" table:number-columns-repeated="15360"/>
        </table:table-row>
        <table:table-row table:style-name="ro3">
          <table:table-cell table:number-columns-repeated="1024"/>
          <table:table-cell table:style-name="ce4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0:06:04.91482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01T00:17:33.840426800</dc:date>
    <meta:editing-duration>PT33S</meta:editing-duration>
    <meta:editing-cycles>1</meta:editing-cycles>
    <meta:document-statistic meta:table-count="1" meta:cell-count="109" meta:object-count="26"/>
  </office:meta>
</office:document-meta>
</file>